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5:40:38.18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30T15:44:16.563000000</dc:date>
    <meta:editing-duration>PT14H42M19S</meta:editing-duration>
    <meta:editing-cycles>254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'
	' 한글 결합식
	'
	' (초성 인덱스 * 21 + 중성 인덱스) * 28 + 종성 인덱스 + 0xAC00( 44032 : 가 )
	'
	
	'
	' 가 : 44032
	' 각 항목의 인덱스가 모두 0 일때 '가' 이다.
	'
	code = Int( code - 44032 ) '은근슬쩍 반올림을 하고 있어서 Int 를 사용 해서 정수부만 쓰도록 제한한다.
	
	'
	' 종성 떨구기
	'
	code = Int( code / 28 )
	
	'
	' 중성 떨구기
	'
	code = Int( code / 21 )
	
	Extract_InitialConsonant = code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